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roman"/>
    <style:font-face style:name="CMMI12" svg:font-family="CMMI12" style:font-family-generic="roman"/>
    <style:font-face style:name="CMR12" svg:font-family="CMR12" style:font-family-generic="roman"/>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Normal">
      <style:paragraph-properties fo:orphans="2" fo:widows="2" fo:hyphenation-ladder-count="no-limit" style:vertical-align="auto"/>
      <style:text-properties fo:color="#000000" style:font-name="Arial" fo:font-size="11.5pt" style:letter-kerning="false" style:font-name-asian="Times New Roman" style:font-size-asian="11.5pt" style:language-asian="es" style:country-asian="ES" style:font-name-complex="Arial" style:font-size-complex="11.5pt" style:language-complex="ar" style:country-complex="SA" fo:hyphenate="true" fo:hyphenation-remain-char-count="0" fo:hyphenation-push-char-count="0"/>
    </style:style>
    <style:style style:name="P2"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3" style:family="paragraph" style:parent-style-name="Normal">
      <style:text-properties fo:font-weight="bold" style:font-weight-asian="bold"/>
    </style:style>
    <style:style style:name="P4" style:family="paragraph" style:parent-style-name="Normal">
      <style:paragraph-properties>
        <style:tab-stops>
          <style:tab-stop style:position="6.959cm"/>
        </style:tab-stops>
      </style:paragraph-properties>
      <style:text-properties fo:font-weight="bold" style:font-weight-asian="bold"/>
    </style:style>
    <style:style style:name="P5" style:family="paragraph" style:parent-style-name="Normal">
      <style:paragraph-properties>
        <style:tab-stops>
          <style:tab-stop style:position="6.959cm"/>
        </style:tab-stops>
      </style:paragraph-properties>
    </style:style>
    <style:style style:name="P6" style:family="paragraph" style:parent-style-name="Normal">
      <style:paragraph-properties fo:orphans="2" fo:widows="2" fo:hyphenation-ladder-count="no-limit" style:text-autospace="none" style:vertical-align="auto"/>
      <style:text-properties style:font-name="CMR12" fo:font-weight="bold" style:letter-kerning="false" style:font-weight-asian="bold" style:font-name-complex="CMR12" style:language-complex="ar" style:country-complex="SA" fo:hyphenate="true" fo:hyphenation-remain-char-count="0" fo:hyphenation-push-char-count="0"/>
    </style:style>
    <style:style style:name="P7" style:family="paragraph" style:parent-style-name="Normal">
      <style:paragraph-properties fo:orphans="2" fo:widows="2" fo:hyphenation-ladder-count="no-limit" style:text-autospace="none" style:vertical-align="auto"/>
      <style:text-properties style:font-name="CMR12" style:letter-kerning="false" style:font-name-complex="CMR12" style:language-complex="ar" style:country-complex="SA" fo:hyphenate="true" fo:hyphenation-remain-char-count="0" fo:hyphenation-push-char-count="0"/>
    </style:style>
    <style:style style:name="P8" style:family="paragraph" style:parent-style-name="Normal">
      <style:text-properties style:language-asian="es" style:country-asian="ES" style:language-complex="ar" style:country-complex="SA"/>
    </style:style>
    <style:style style:name="P9" style:family="paragraph" style:parent-style-name="Normal">
      <style:text-properties fo:language="en" fo:country="US" style:language-asian="es" style:country-asian="ES" style:language-complex="ar" style:country-complex="SA"/>
    </style:style>
    <style:style style:name="P10" style:family="paragraph" style:parent-style-name="Standard">
      <style:text-properties fo:font-weight="bold" style:font-weight-asian="bold"/>
    </style:style>
    <style:style style:name="P11" style:family="paragraph" style:parent-style-name="Standard">
      <style:text-properties style:font-name="CMR12" fo:font-weight="bold" style:letter-kerning="false" style:font-weight-asian="bold" style:font-name-complex="CMR12" style:language-complex="ar" style:country-complex="SA"/>
    </style:style>
    <style:style style:name="P12" style:family="paragraph" style:parent-style-name="Standard">
      <style:text-properties style:font-name="CMR12" style:letter-kerning="false" style:font-name-complex="CMR12" style:language-complex="ar" style:country-complex="SA"/>
    </style:style>
    <style:style style:name="P13" style:family="paragraph" style:parent-style-name="Normal_20__28_Web_29_">
      <style:paragraph-properties fo:background-color="#ffffff">
        <style:background-image/>
      </style:paragraph-properties>
    </style:style>
    <style:style style:name="P14" style:family="paragraph" style:parent-style-name="Normal_20__28_Web_29_">
      <style:paragraph-properties fo:background-color="#ffffff">
        <style:background-image/>
      </style:paragraph-properties>
      <style:text-properties fo:color="#000000" style:font-name="Verdana" fo:font-size="10pt" style:font-size-asian="10pt"/>
    </style:style>
    <style:style style:name="P15" style:family="paragraph" style:parent-style-name="Standard">
      <style:text-properties style:font-name="CMR12" fo:font-weight="normal" style:letter-kerning="false" style:font-weight-asian="normal" style:font-name-complex="CMR12" style:language-complex="ar" style:country-complex="SA"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Normal" style:master-page-name="MP0">
      <style:paragraph-properties fo:orphans="2" fo:widows="2" fo:hyphenation-ladder-count="no-limit" style:page-number="auto" fo:break-before="page" style:text-autospace="none" style:vertical-align="auto"/>
      <style:text-properties style:font-name="CMR12" fo:font-weight="bold" style:letter-kerning="false" style:font-weight-asian="bold" style:font-name-complex="CMR12" style:language-complex="ar" style:country-complex="SA" fo:hyphenate="true" fo:hyphenation-remain-char-count="0" fo:hyphenation-push-char-count="0"/>
    </style:style>
    <style:style style:name="P18" style:family="paragraph" style:parent-style-name="Normal">
      <style:paragraph-properties fo:orphans="2" fo:widows="2" fo:hyphenation-ladder-count="no-limit" style:vertical-align="auto"/>
      <style:text-properties fo:hyphenate="true" fo:hyphenation-remain-char-count="0" fo:hyphenation-push-char-count="0"/>
    </style:style>
    <style:style style:name="T1" style:family="text">
      <style:text-properties style:font-name="CMR12" fo:font-weight="bold" style:letter-kerning="false" style:font-weight-asian="bold" style:font-name-complex="CMR12" style:language-complex="ar" style:country-complex="SA"/>
    </style:style>
    <style:style style:name="T2" style:family="text">
      <style:text-properties style:font-name="CMR12" style:letter-kerning="false" style:font-name-complex="CMR12" style:language-complex="ar" style:country-complex="SA"/>
    </style:style>
    <style:style style:name="T3" style:family="text">
      <style:text-properties style:font-name="CMR12" style:font-name-complex="CMR12"/>
    </style:style>
    <style:style style:name="T4" style:family="text">
      <style:text-properties fo:color="#000000" style:font-name="Arial" fo:font-size="11.5pt" style:letter-kerning="false" style:font-name-asian="Times New Roman" style:font-size-asian="11.5pt" style:language-asian="es" style:country-asian="ES" style:font-name-complex="Arial" style:font-size-complex="11.5pt" style:language-complex="ar" style:country-complex="SA"/>
    </style:style>
    <style:style style:name="T5" style:family="text">
      <style:text-properties style:language-asian="es" style:country-asian="ES" style:language-complex="ar" style:country-complex="SA"/>
    </style:style>
    <style:style style:name="T6" style:family="text">
      <style:text-properties style:font-name="Wingdings" style:font-name-asian="Wingdings" style:font-name-complex="Wingdings"/>
    </style:style>
    <style:style style:name="T7" style:family="text">
      <style:text-properties style:font-name="Wingdings" fo:language="en" fo:country="US" style:font-name-asian="Wingdings" style:language-asian="es" style:country-asian="ES" style:font-name-complex="Wingdings" style:language-complex="ar" style:country-complex="SA"/>
    </style:style>
    <style:style style:name="T8" style:family="text">
      <style:text-properties fo:font-weight="bold" style:font-weight-asian="bold"/>
    </style:style>
    <style:style style:name="T9" style:family="text">
      <style:text-properties style:font-name="CMMI12" style:letter-kerning="false" style:font-name-complex="CMMI12" style:language-complex="ar" style:country-complex="SA"/>
    </style:style>
    <style:style style:name="T10" style:family="text">
      <style:text-properties style:font-name="CMBX12" fo:font-weight="bold" style:letter-kerning="false" style:font-weight-asian="bold" style:font-name-complex="CMBX12" style:language-complex="ar" style:country-complex="SA"/>
    </style:style>
    <style:style style:name="T11" style:family="text">
      <style:text-properties style:font-name="Symbol" style:font-name-asian="Symbol" style:language-asian="es" style:country-asian="ES" style:font-name-complex="Symbol" style:language-complex="ar" style:country-complex="SA"/>
    </style:style>
    <style:style style:name="T12" style:family="text">
      <style:text-properties fo:color="#006621" style:font-name="Arial" fo:font-size="11.5pt" fo:background-color="#ffffff" style:font-size-asian="11.5pt" style:font-name-complex="Arial" style:font-size-complex="11.5pt"/>
    </style:style>
    <style:style style:name="T13" style:family="text">
      <style:text-properties fo:color="#006621" style:font-name="Arial" fo:font-size="11.5pt" fo:font-weight="bold" fo:background-color="#ffffff" style:font-size-asian="11.5pt" style:font-weight-asian="bold" style:font-name-complex="Arial" style:font-size-complex="11.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Discuta la posibilidad de asignar un número natural a cada MT con independencia</text:p>
      <text:p text:style-name="Standard"><text:span text:style-name="Fuente_20_de_20_párrafo_20_predeter."><text:span text:style-name="T1">del alfabeto de entrada.</text:span></text:span></text:p>
      <text:p text:style-name="P1"/>
      <text:p text:style-name="P1">Vamos a ver que cada MT tiene una máquina equivalente en binario y este podrá ser el número que se le asignará.</text:p>
      <text:p text:style-name="P1"/>
      <text:p text:style-name="P18"><text:span text:style-name="Fuente_20_de_20_párrafo_20_predeter."><text:span text:style-name="T4">Cada elemento del lenguaje lo vamos a representar como una n-tupla de 0`s y 1`s. Nuestra máquina será capaz de leer, interpretar y realizar una acción. Tendrá una zona donde almacena el estado de la máquina de la que procedemos y otra donde almacena el símbolo que toca.</text:span></text:span></text:p>
      <text:p text:style-name="P18"><text:span text:style-name="Fuente_20_de_20_párrafo_20_predeter."><text:span text:style-name="T4">Se realiza el proceso de lectura y obtenemos el símbolo. Una vez que lo tengamos, hacemos el proceso de interpretación, este nos permitirá saber qué hacía la máquina de Turing con ese símbolo para ese estado. Por último se realiza el proceso de acción: si debíamos escribir, se escribe lo que fuese en binario; si debíamos desplazarnos, realizamos las acciones de la máquina original.</text:span></text:span></text:p>
      <text:p text:style-name="P10"/>
      <text:p text:style-name="P10">5. Estudie si las clases de lenguajes recursivos y recursivamente enumerables son cerradas para las siguientes operaciones:</text:p>
      <text:p text:style-name="Standard"/>
      <text:p text:style-name="Standard">Nota: Un lenguaje L es recursivamente enumerable si y sólo si existe una máquina de Turing M tal que L(M ) = L; esto es, existe una máquina de Turing que reconoce el lenguaje.</text:p>
      <text:p text:style-name="Standard">Nota: Un lenguaje es recursivo si es aceptado por una MT que siempre para.</text:p>
      <text:p text:style-name="Standard"/>
      <text:p text:style-name="P10">a) Unión:</text:p>
      <text:p text:style-name="Standard">Las clases de LRE es cerrada bajo unión:</text:p>
      <text:p text:style-name="Standard"><text:s text:c="3"/>Si L1 pertenece al lenguaje L → existe una máquina de Turing M1 tal que L(M1)=L1</text:p>
      <text:p text:style-name="Standard"><text:s text:c="3"/>Si L2 pertenece al lenguaje L → existe una máquina de Turing M2 tal que L(M2)=L2</text:p>
      <text:p text:style-name="Standard">Luego existe una máquina de Turing M tal que L(M)=L1 U L2</text:p>
      <text:p text:style-name="Standard">Dicha máquina procede del siguiente modo:</text:p>
      <text:p text:style-name="Standard"><text:s text:c="3"/>Para cualquier entrada x, la salida de M será sí si la salida de alguna de las máquinas M1y M2 es sí. </text:p>
      <text:p text:style-name="Standard"><text:span text:style-name="Fuente_20_de_20_párrafo_20_predeter."><text:span text:style-name="T5"><draw:frame draw:style-name="fr1" draw:name="Imagen 2" text:anchor-type="as-char" svg:y="0cm" svg:width="6.006cm" style:rel-width="scale" svg:height="3.81cm" style:rel-height="scale" draw:z-index="0"><draw:image/></draw:frame></text:span></text:span></text:p>
      <text:p text:style-name="Standard"/>
      <text:p text:style-name="Standard">Las clases de LR es cerrada bajo la unión:</text:p>
      <text:p text:style-name="Standard"><text:s text:c="3"/>Si L1 pertenece al lenguaje L → existe una máquina de Turing M1 tal que L(M1)=L1</text:p>
      <text:p text:style-name="Standard"><text:s text:c="3"/>Si L2 pertenece al lenguaje L → existe una máquina de Turing M2 tal que L(M2)=L2</text:p>
      <text:p text:style-name="Standard">Luego existe una máquina de Turing M tal que L(M)=L1 U L2</text:p>
      <text:p text:style-name="Standard">Dicha máquina procede del siguiente modo:</text:p>
      <text:p text:style-name="Standard"><text:s text:c="4"/>Para cualquier entrada x, x entra en M1. </text:p>
      <text:p text:style-name="Standard"><text:s text:c="9"/>Si la salida en M1 es sí, entonces la salida de M es sí. </text:p>
      <text:p text:style-name="Standard"><text:s text:c="9"/>Si la salida en M1 es no, x entra en la M2, y M nos da la salida de M2. </text:p>
      <text:p text:style-name="Standard"><text:soft-page-break/><text:span text:style-name="Fuente_20_de_20_párrafo_20_predeter."><text:span text:style-name="T5"><draw:frame draw:style-name="fr1" draw:name="Imagen 3" text:anchor-type="as-char" svg:y="0cm" svg:width="9.948cm" style:rel-width="scale" svg:height="4.207cm" style:rel-height="scale" draw:z-index="1"><draw:image/></draw:fram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b) Intersección:</text:p>
      <text:p text:style-name="Standard">Las clases de LRE es cerrada bajo intersección:</text:p>
      <text:p text:style-name="Normal">Para una entrada x en M, x entra en M1. Si la salida de M1 es sí, entonces x entra en M2. Si la salida de M2 es sí, entonces M nos da como salida sí.</text:p>
      <text:p text:style-name="Normal"><text:span text:style-name="Fuente_20_de_20_párrafo_20_predeter."><text:span text:style-name="T5"><draw:frame draw:style-name="fr1" draw:name="Imagen 4" text:anchor-type="as-char" svg:y="0cm" svg:width="12.7cm" style:rel-width="scale" svg:height="4.022cm" style:rel-height="scale" draw:z-index="2"><draw:image/></draw:frame></text:span></text:span></text:p>
      <text:p text:style-name="Standard">Las clases de LR es cerrada bajo intersección:</text:p>
      <text:p text:style-name="Normal">Para una entrada x en M, x entra en M1:</text:p>
      <text:p text:style-name="Normal"><text:s text:c="6"/>Si la salida de M1 es no, entonces M nos da como salida no.</text:p>
      <text:p text:style-name="Normal"><text:s text:c="6"/>Si la salida de M1 es sí, x entra en M2:</text:p>
      <text:p text:style-name="Normal"><text:s text:c="12"/>Si la salida de M2 es no, entonces M nos da como salida no.</text:p>
      <text:p text:style-name="Normal"><text:s text:c="12"/>Si la salida de M2 es sí, entonces M nos da como salida sí. </text:p>
      <text:p text:style-name="Normal"><text:span text:style-name="Fuente_20_de_20_párrafo_20_predeter."><text:span text:style-name="T5"><draw:frame draw:style-name="fr1" draw:name="Imagen 5" text:anchor-type="as-char" svg:y="0cm" svg:width="10.795cm" style:rel-width="scale" svg:height="4.551cm" style:rel-height="scale" draw:z-index="3"><draw:image/></draw:frame></text:span></text:span></text:p>
      <text:p text:style-name="Normal"/>
      <text:p text:style-name="Normal"/>
      <text:p text:style-name="P3">c) Concatenación.</text:p>
      <text:p text:style-name="Normal">Las clases de LRE es cerrada bajo concatenación:</text:p>
      <text:p text:style-name="Normal">Para una entrada x, hacer en paralelo, para cada una de las posibles formas de dividir x de forma x1x2: <text:s text:c="2"/>x1 entra en M1 y x2 entra en M2. Si tanto x1 como x2 nos da como salida sí, M nos da como salida sí. </text:p>
      <text:p text:style-name="P3"><text:soft-page-break/></text:p>
      <text:p text:style-name="Standard">Las clases de LR es cerrada bajo concatenación:</text:p>
      <text:p text:style-name="Standard">Para una entrada x, tenemos un módulo A que divide x en dos mitades, sean x1 y x2, comenzando con x1=épsilon y x2=n</text:p>
      <text:p text:style-name="Standard">X1 pasa a la máquina M1. </text:p>
      <text:p text:style-name="Standard"><text:s text:c="3"/>Si la salida de M1 es sí, entonces x2 entra en M2:</text:p>
      <text:p text:style-name="Standard"><text:s text:c="8"/>Si la salida en M2 es sí, M nos da como salida sí.</text:p>
      <text:p text:style-name="Standard"><text:s text:c="8"/>Si la salida en M2 es no, entramos en el módulo A y x se divide de nuevo, en este caso x1 aumenta una unidad y x2 decrementa. Se repite el proceso.</text:p>
      <text:p text:style-name="Standard"><text:s text:c="3"/>Si la salida de M1 es no, entramos en el módulo A, se hace la división y se repite el proceso.</text:p>
      <text:p text:style-name="Standard"/>
      <text:p text:style-name="Standard"><text:span text:style-name="Fuente_20_de_20_párrafo_20_predeter."><text:span text:style-name="T5"><draw:frame draw:style-name="fr1" draw:name="Imagen 6" text:anchor-type="as-char" svg:y="0cm" svg:width="15.028cm" style:rel-width="scale" svg:height="5.689cm" style:rel-height="scale" draw:z-index="4"><draw:image/></draw:frame></text:span></text:span></text:p>
      <text:p text:style-name="Standard"><text:s text:c="4"/></text:p>
      <text:p text:style-name="P5"><text:tab/>Ç</text:p>
      <text:p text:style-name="P5"/>
      <text:p text:style-name="P5"/>
      <text:p text:style-name="P4"/>
      <text:p text:style-name="P3">d) Clausura.</text:p>
      <text:p text:style-name="Normal">Las clases de LRE es cerrada bajo la clausura de Klein:</text:p>
      <text:p text:style-name="Normal">Para una entrada x, si x es épsilon<text:span text:style-name="Fuente_20_de_20_párrafo_20_predeter."><text:span text:style-name="T6"></text:span></text:span> M nos da como salida sí. </text:p>
      <text:p text:style-name="Normal"><text:s text:c="31"/>En caso contrario: haz en paralelo, para cada uno de los diferentes modos de dividir x como x1….xk, entra xi en M1 y M nos da como salida sí, si M1 da como salía sí para cada xi donde i=1,..,k.</text:p>
      <text:p text:style-name="Normal"/>
      <text:p text:style-name="Normal">Las clases de LR es cerrada bajo concatenación: </text:p>
      <text:p text:style-name="Normal">Para una entrada x, si x es épsilon<text:span text:style-name="Fuente_20_de_20_párrafo_20_predeter."><text:span text:style-name="T6"></text:span></text:span> M nos da como salida sí. </text:p>
      <text:p text:style-name="Normal"><text:s text:c="31"/>En caso contrario: haz en paralelo, para cada uno de los diferentes modos de dividir x como x1….xk, entra xi en M1 y M nos da como salida sí, si M1 da como salía sí para cada xi donde i=1,..,k. Si para alguno de ellos, M1 nos da como salida no, M nos dará como salida no. </text:p>
      <text:p text:style-name="Normal"/>
      <text:p text:style-name="Normal"><text:s/><text:span text:style-name="Fuente_20_de_20_párrafo_20_predeter."><text:span text:style-name="T8">e) Homomorfismo.</text:span></text:span></text:p>
      <text:p text:style-name="Normal">Las clases de LRE es cerrada bajo homomorfismo h:</text:p>
      <text:p text:style-name="Normal">Para una entrada x, empieza recorriendo todas las posibles palabras w y si h(w)=x entonces w entra en M1. Si M1 nos da por salida sí, entonces M nos da por salida sí. </text:p>
      <text:p text:style-name="Normal"><text:s/></text:p>
      <text:p text:style-name="Normal">Las clases de LR es cerrada bajo homomorfismo: </text:p>
      <text:p text:style-name="Normal">Para una entrada x, empieza recorriendo todas las posibles palabras w y si h(w)=x entonces w entra en M1. Si M1 nos da por salida sí, entonces M nos da por salida sí. </text:p>
      <text:p text:style-name="Normal"><text:s text:c="13"/>Si M1 nos da por salida no, entonces M nos da por salida no.</text:p>
      <text:p text:style-name="Normal"><text:s/></text:p>
      <text:p text:style-name="Normal"/>
      <text:p text:style-name="P3"><text:s/>f ) Homomorfismo inverso</text:p>
      <text:p text:style-name="Normal"><text:soft-page-break/>Las clases de LRE es cerrada bajo homomorfismo inverso:</text:p>
      <text:p text:style-name="Normal">Para una entrada x, calculamos h(x) y pasamos h(x) a M1. Si M1 nos da por salida sí, entonces M nos da por salida sí. </text:p>
      <text:p text:style-name="Standard"/>
      <text:p text:style-name="Standard">Las clases de LR es cerrada bajo el homomorfismo inverso: </text:p>
      <text:p text:style-name="Normal">Para una entrada x, calculamos h(x) y pasamos h(x) a M1. </text:p>
      <text:p text:style-name="Normal">Si M1 nos da por salida sí, entonces M nos da por salida sí. </text:p>
      <text:p text:style-name="Normal">Si M1 nos da por salida no, entonces M nos da por salida no. </text:p>
      <text:p text:style-name="Standard"/>
      <text:p text:style-name="Standard"/>
      <text:p text:style-name="P6"/>
      <text:p text:style-name="P6"/>
      <text:p text:style-name="P2"><text:span text:style-name="Fuente_20_de_20_párrafo_20_predeter."><text:span text:style-name="T1">6. El problema de la parada: </text:span></text:span><text:span text:style-name="Fuente_20_de_20_párrafo_20_predeter."><text:span text:style-name="T2">Demuestre que el lenguaje asociado al conjunto de parejas (</text:span></text:span><text:span text:style-name="Fuente_20_de_20_párrafo_20_predeter."><text:span text:style-name="T9">M,</text:span></text:span><text:span text:style-name="Fuente_20_de_20_párrafo_20_predeter."><text:span text:style-name="T9">w</text:span></text:span><text:span text:style-name="Fuente_20_de_20_párrafo_20_predeter."><text:span text:style-name="T2">) tales que la MT </text:span></text:span><text:span text:style-name="Fuente_20_de_20_párrafo_20_predeter."><text:span text:style-name="T9">M </text:span></text:span><text:span text:style-name="Fuente_20_de_20_párrafo_20_predeter."><text:span text:style-name="T2">para cuando tiene a </text:span></text:span><text:span text:style-name="Fuente_20_de_20_párrafo_20_predeter."><text:span text:style-name="T9">w </text:span></text:span><text:span text:style-name="Fuente_20_de_20_párrafo_20_predeter."><text:span text:style-name="T2">como entrada es recursivamente enumerable pero no recursivo.</text:span></text:span></text:p>
      <text:p text:style-name="P16">Nota: Un lenguaje L es recursivamente enumerable si y sólo si existe una máquina de Turing M tal que L(M ) = L; esto es, existe una máquina de Turing que reconoce el lenguaje.</text:p>
      <text:p text:style-name="P15">Nota: Un lenguaje es recursivo si es aceptado por una MT que siempre para.</text:p>
      <text:p text:style-name="P11"/>
      <text:p text:style-name="P12">Sea el problema PARADA, que consiste en determinar, dado un programa con código M y entrada w, si el programa para o no. El problema PARADA(M,w) es recursivamente enumerable ya que existe algún programa que acepta PARADA, en el sentido de parar si su entrada se reconoce en PARADA, y no hacerlo en caso contrario. </text:p>
      <text:p text:style-name="P12">Considero ahora el complemento NOPARADA del problema PARADA. Si existe un programa para él, terminará si su entrada está en NOPARADA, y en caso contrario no terminará. NOPARADA no es recursivamente enumerable, luego PARADA no es recursivo.</text:p>
      <text:p text:style-name="P14"/>
      <text:p text:style-name="P2"><text:span text:style-name="Fuente_20_de_20_párrafo_20_predeter."><text:span text:style-name="T10">9- El castor atareado [busy beaver]</text:span></text:span><text:span text:style-name="Fuente_20_de_20_párrafo_20_predeter."><text:span text:style-name="T1">: </text:span></text:span><text:span text:style-name="Fuente_20_de_20_párrafo_20_predeter."><text:span text:style-name="T2">Imagine una máquina de Turing que comienza con una cinta completame</text:span></text:span><text:span text:style-name="Fuente_20_de_20_párrafo_20_predeter."><text:span text:style-name="T2">nte en blanco y, eventualmente, para. Si la máquina dejan unos en la cinta cuando para, diremos que la productividad de la máquina es n. También diremos que la productividad de una máquina de Turing que no para es 0. La productividad, por tanto, es una fun</text:span></text:span><text:span text:style-name="Fuente_20_de_20_párrafo_20_predeter."><text:span text:style-name="T2">ción de números naturales (códigos de máquinas de Turing) a números naturales. Escribiremos p(T)=n para indicar que la productividad de la máquina T es n.</text:span></text:span></text:p>
      <text:p text:style-name="P7">De entre las máquinas de Turing con un número concreto de estados, existe una productividad máquina que una máquina de Turing con ese número de estados puede tener. Esto nos permite definir otra función de números naturales (el número de estados) a números naturales (la productividad máxima de una máquina con ese número de estados). Indicaremos mediante BB(k)=n el hecho de que la productividad máxima de una máquina de Turing con k estados es n. Pueden existir múltiples máquinas de Turing con k estados que alcancen dicha productividad, a las que llamaremos “castores atareados” [busy beaver].</text:p>
      <text:p text:style-name="P7">Demuestre que no existe ninguna máquina de Turing que sea capaz de calcular la función BB(k); esto es, que comenzando con una cinta con k 1’s se detenga cuando en la cinta queden BB(k) 1’s.</text:p>
      <text:p text:style-name="P13"><text:span text:style-name="Fuente_20_de_20_párrafo_20_predeter."><text:span text:style-name="T3">NOTA: La función BB(k) crece más rápido que cualquier función computable.</text:span></text:span></text:p>
      <text:p text:style-name="P8"/>
      <text:p text:style-name="P8">Vamos a probar que si f(n) es una función computable cualquiera, entonces existe un número natural n0, a partir del cual BB(n)&gt; f(n). Trabajaremos con máquinas que, al recibir f(n), dispongan de una cinta con n 1’s a la derecha de primer blanco, y para después de un número finito de movimientos con un total de f(n) 1’s.</text:p>
      <text:p text:style-name="P8"/>
      <text:p text:style-name="Normal"><text:span text:style-name="Fuente_20_de_20_párrafo_20_predeter."><text:span text:style-name="T5">Defino F(x)= </text:span></text:span><text:span text:style-name="Fuente_20_de_20_párrafo_20_predeter."><text:span text:style-name="T11"></text:span></text:span><text:span text:style-name="Fuente_20_de_20_párrafo_20_predeter."><text:span text:style-name="T5">(f(i)+i^2) </text:span></text:span><text:span text:style-name="Fuente_20_de_20_párrafo_20_predeter."><text:span text:style-name="T7"></text:span></text:span><text:span text:style-name="Fuente_20_de_20_párrafo_20_predeter."><text:span text:style-name="T5"> si f es computable, entonces F es computable.</text:span></text:span></text:p>
      <text:p text:style-name="P8">Podremos considerar una máquina de Turing MF que cuando empieza con una cinta con x 1’s, <text:soft-page-break/>escribe F(x) 1’s a su derecha, separados por al menos un blanco. Asumimos que MF tiene n estados.</text:p>
      <text:p text:style-name="P8"/>
      <text:p text:style-name="P8">Considero una máquina de Turing M que primero escribe x 1’s en una cinta inicialmente blanca y luego para en el último 1 (x estados). Luego la máquina imita a MF (n estados más) <text:s/>y por último escribe F(F(x)) 1’s a la derecha del ultimo 1 que habíamos escrito, separado al menos por un blanco. Por tanto nuestra máquina tienen x+2n estados. </text:p>
      <text:p text:style-name="P8"/>
      <text:p text:style-name="P8">Ahora cualquier máquina de Turing del castor atareado con x+2n estados devolverá al menos tantos 1’s como M para una entrada de x 1’s. Por tanto tenemos </text:p>
      <text:p text:style-name="P9">BB(x+2n)&gt;= x + F(x) +F(F(x))</text:p>
      <text:p text:style-name="P9"/>
      <text:p text:style-name="P8">Pero por definición, F(x)&gt;= x^2. <text:s/>Existe una constante C tal que x^2 &gt; x+2n para todo x&gt;=C.</text:p>
      <text:p text:style-name="P8">Por tanto, F(x)&gt; x+2n para todo x&gt;=C. </text:p>
      <text:p text:style-name="P8">Además tenemos que F(x)&gt; F(y) si x&gt;y, luego F(F(x))&gt; F(x+2n) para todo x&gt;=C. Luego</text:p>
      <text:p text:style-name="P8">BB(x+2n)&gt;= x+F(x)+F(F(x)) &gt; F(F(x))&gt; F(x+2n)&gt;=f(x+2n) para todo x&gt;=C.</text:p>
      <text:p text:style-name="P8">Luego BB es mayor que f a partir de cierto C y como f era arbitrario, entonces BB(k) es no computable. </text:p>
      <text:p text:style-name="P8">Por ser BB(k) no computable, no puede existir ninguna máquina de Turing que sea capaz de calcular dicha función. </text:p>
      <text:p text:style-name="P8"/>
      <text:p text:style-name="Normal"><text:span text:style-name="Fuente_20_de_20_párrafo_20_predeter."><text:span text:style-name="T12">Bibliografía: grail.cba.csuohio.edu/~somos/</text:span></text:span><text:span text:style-name="Fuente_20_de_20_párrafo_20_predeter."><text:span text:style-name="T13">beaver</text:span></text:span><text:span text:style-name="Fuente_20_de_20_párrafo_20_predeter."><text:span text:style-name="T12">.ps</text:span></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mily-generic="roman"/>
    <style:font-face style:name="CMMI12" svg:font-family="CMMI12" style:font-family-generic="roman"/>
    <style:font-face style:name="CMR12" svg:font-family="CMR12" style:font-family-generic="roman"/>
    <style:font-face style:name="FreeSans"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style:font-name="Times New Roman" style:letter-kerning="false" style:font-name-asian="Times New Roman" style:language-asian="es" style:country-asian="ES" style:font-name-complex="Times New Roman" style:language-complex="ar" style:country-complex="SA" fo:hyphenate="true" fo:hyphenation-remain-char-count="0" fo:hyphenation-push-char-count="0"/>
    </style:style>
    <style:style style:name="Fuente_20_de_20_párrafo_20_predeter." style:display-name="Fuente de párrafo predeter." style:family="text"/>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5-03-19T11:55:00Z</meta:creation-date>
    <dc:date>2015-04-10T23:06:25.10</dc:date>
    <meta:editing-cycles>25</meta:editing-cycles>
    <meta:editing-duration>PT29M37S</meta:editing-duration>
    <meta:document-statistic meta:table-count="0" meta:image-count="5" meta:object-count="0" meta:page-count="5" meta:paragraph-count="93" meta:word-count="1713" meta:character-count="9282"/>
    <meta:template xlink:type="simple" xlink:actuate="onRequest" xlink:title="" xlink:href="Normal"/>
  </office:meta>
</office:document-meta>
</file>